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a12a9" officeooo:paragraph-rsid="001a12a9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a12a9" officeooo:paragraph-rsid="001a12a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1ecc" officeooo:paragraph-rsid="001b1ec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638f" officeooo:paragraph-rsid="001b638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cb2da" officeooo:paragraph-rsid="001cb2d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e88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stes de problématique</text:p>
      <text:p text:style-name="P1"/>
      <text:p text:style-name="P2">Comment contrôler la justesse (?) du système de vote de l’UE après extension ?</text:p>
      <text:p text:style-name="P2">Comment l’extension de l’UE influence-t-elle les prises de décision du conseil ?</text:p>
      <text:p text:style-name="P2"/>
      <text:p text:style-name="P2">Quel est le système de vote le plus souhaitable pour le conseil de l’UE ? (manque l’idée de transformation dans la problématique)</text:p>
      <text:p text:style-name="P2"/>
      <text:p text:style-name="P2">Comment l’influence d’un pays au sein de l’UE se transforme-t-elle en fonction du système de vote ?</text:p>
      <text:p text:style-name="P2"/>
      <text:p text:style-name="P3">Comment l’influence d’un pays varie-t-elle en fonction du nombre de pays dans l’UE ?</text:p>
      <text:p text:style-name="P3">Comment l’influence d’un pays varie-t-elle dans l’UE en fonction du nombre de pays et du système de vote ?</text:p>
      <text:p text:style-name="P3"/>
      <text:p text:style-name="P3">L’UE est-elle vouée à être inégalitaire dans la distribution du pouvoir entre les pays ? (manque l’idée de transformation dans la problématique)</text:p>
      <text:p text:style-name="P3"/>
      <text:p text:style-name="P3">Comment le pouvoir est-il distribué au sein de l’UE ? (manque l’idée de transformation dans la problématique)</text:p>
      <text:p text:style-name="P5">Dans quel<text:span text:style-name="T1">le</text:span> mesure le système de vote au sein de l’UE garantit-il l’égalité des pouvoirs entre les états membres ? (manque l’idée de transformation dans la problématique)</text:p>
      <text:p text:style-name="P3"/>
      <text:p text:style-name="P4">Comment la transition vers une Europe des 28, 29, ou au-delà peut-elle affecter la distribution des pouvoirs entre les états membres ?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3T10:30:14.656000000</meta:creation-date>
    <dc:date>2024-12-13T11:24:02.682000000</dc:date>
    <meta:editing-duration>PT2M22S</meta:editing-duration>
    <meta:editing-cycles>1</meta:editing-cycles>
    <meta:document-statistic meta:table-count="0" meta:image-count="0" meta:object-count="0" meta:page-count="1" meta:paragraph-count="11" meta:word-count="189" meta:character-count="1156" meta:non-whitespace-character-count="978"/>
    <meta:generator>LibreOffice/6.1.6.3$Windows_x86 LibreOffice_project/5896ab1714085361c45cf540f76f60673dd96a72</meta:generator>
  </office:meta>
</office:document-meta>
</file>